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22.5pt" style:font-size-asian="22.5pt" style:font-size-complex="22.5pt" fo:language="pt" fo:country="BR" style:language-asian="en" style:country-asian="US" style:language-complex="ar" style:country-complex="SA" fo:hyphenate="true"/>
    </style:style>
    <style:style style:name="P2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5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7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8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9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0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1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5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7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P18" style:parent-style-name="Normal" style:family="paragraph">
      <style:paragraph-properties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18pt" style:font-size-asian="18pt" style:font-size-complex="18pt" fo:language="pt" fo:country="BR" style:language-asian="en" style:country-asian="US" style:language-complex="ar" style:country-complex="SA" fo:hyphenate="true"/>
    </style:style>
    <style:style style:name="TableColumn20" style:family="table-column">
      <style:table-column-properties style:column-width="4.9826in"/>
    </style:style>
    <style:style style:name="TableColumn21" style:family="table-column">
      <style:table-column-properties style:column-width="2.3298in"/>
    </style:style>
    <style:style style:name="Table19" style:family="table">
      <style:table-properties style:width="7.312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25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26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27" style:family="table-row">
      <style:table-row-properties/>
    </style:style>
    <style:style style:name="TableCell28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29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30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31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32" style:family="table-row">
      <style:table-row-properties/>
    </style:style>
    <style:style style:name="TableCell33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34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35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37" style:parent-style-name="Normal" style:family="paragraph">
      <style:paragraph-properties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22.5pt" style:font-size-asian="22.5pt" style:font-size-complex="22.5pt" fo:language="pt" fo:country="BR" style:language-asian="en" style:country-asian="US" style:language-complex="ar" style:country-complex="SA" fo:hyphenate="true"/>
    </style:style>
    <style:style style:name="P38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39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0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1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P44" style:parent-style-name="Normal" style:family="paragraph">
      <style:paragraph-properties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18pt" style:font-size-asian="18pt" style:font-size-complex="18pt" fo:language="pt" fo:country="BR" style:language-asian="en" style:country-asian="US" style:language-complex="ar" style:country-complex="SA" fo:hyphenate="true"/>
    </style:style>
    <style:style style:name="TableColumn46" style:family="table-column">
      <style:table-column-properties style:column-width="2.5034in"/>
    </style:style>
    <style:style style:name="TableColumn47" style:family="table-column">
      <style:table-column-properties style:column-width="4.809in"/>
    </style:style>
    <style:style style:name="Table45" style:family="table">
      <style:table-properties style:width="7.312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50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51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52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53" style:family="table-row">
      <style:table-row-properties/>
    </style:style>
    <style:style style:name="TableCell54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55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56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TableRow58" style:family="table-row">
      <style:table-row-properties/>
    </style:style>
    <style:style style:name="TableCell59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61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62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63" style:parent-style-name="Standard" style:family="paragraph">
      <style:text-properties fo:language="pt" fo:country="BR"/>
    </style:style>
  </office:automatic-styles>
  <office:body>
    <office:text text:use-soft-page-breaks="true">
      <text:p text:style-name="P1">Exercício 58. Matriz transposta</text:p>
      <text:p text:style-name="P2"><text:span text:style-name="T3">Faça um programa que leia as dimensões </text:span><text:span text:style-name="T4">N</text:span><text:span text:style-name="T5"> e </text:span><text:span text:style-name="T6">M</text:span><text:span text:style-name="T7"> de uma matriz </text:span><text:span text:style-name="T8">A</text:span><text:span text:style-name="T9">, representando o número de linhas e colunas respectivamente. Após isso, leia </text:span><text:span text:style-name="T10">N x M</text:span><text:span text:style-name="T11"> valores em apenas uma linha, colocando-os na matriz </text:span><text:span text:style-name="T12">A</text:span><text:span text:style-name="T13">. Por fim, seu programa deve imprimir a matri </text:span><text:span text:style-name="T14">A</text:span><text:span text:style-name="T15"> e a matriz transposta de </text:span><text:span text:style-name="T16">A</text:span><text:span text:style-name="T17">.</text:span></text:p>
      <text:p text:style-name="P18">Exemplos de entrada e saída:</text:p>
      <table:table table:style-name="Table19">
        <table:table-columns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Entrada</text:p>
            </table:table-cell>
            <table:table-cell table:style-name="TableCell25">
              <text:p text:style-name="P26">Saída</text:p>
            </table:table-cell>
          </table:table-row>
        </table:table-header-rows>
        <table:table-row table:style-name="TableRow27">
          <table:table-cell table:style-name="TableCell28">
            <text:p text:style-name="P29">3 3<text:line-break/>1 2 3 4 5 6 7 8 9</text:p>
          </table:table-cell>
          <table:table-cell table:style-name="TableCell30">
            <text:p text:style-name="P31">1 2 3<text:line-break/>4 5 6<text:line-break/>7 8 9<text:line-break/><text:line-break/>1 4 7<text:line-break/>2 5 8<text:line-break/>3 6 9</text:p>
          </table:table-cell>
        </table:table-row>
        <table:table-row table:style-name="TableRow32">
          <table:table-cell table:style-name="TableCell33">
            <text:p text:style-name="P34">3 2<text:line-break/>1 2 3 4 5 6</text:p>
          </table:table-cell>
          <table:table-cell table:style-name="TableCell35">
            <text:p text:style-name="P36">1 2<text:line-break/>3 4<text:line-break/>5 6<text:line-break/><text:line-break/>1 3 5<text:line-break/>2 4 6</text:p>
          </table:table-cell>
        </table:table-row>
      </table:table>
      <text:p text:style-name="Standard"/>
      <text:p text:style-name="P37">Exercício 72. Ler e escrever várias datas</text:p>
      <text:p text:style-name="P38"><text:span text:style-name="T39">Faça um programa que leia um número inteiro </text:span><text:span text:style-name="T40">N</text:span><text:span text:style-name="T41">. Após isso leia </text:span><text:span text:style-name="T42">N</text:span><text:span text:style-name="T43"> datas no formato "dd/mm/aaaa". Seu programa deve escrever todas as datas no formato textual "dd de MMM de aaaa". Caso a data seja inválida, seu programa deve escrever "DATA INVALIDA". Utilize struct para definir a data.</text:span></text:p>
      <text:p text:style-name="P44">Exemplos de entrada e saída:</text:p>
      <table:table table:style-name="Table45">
        <table:table-columns>
          <table:table-column table:style-name="TableColumn46"/>
          <table:table-column table:style-name="TableColumn47"/>
        </table:table-columns>
        <table:table-header-rows>
          <table:table-row table:style-name="TableRow48">
            <table:table-cell table:style-name="TableCell49">
              <text:p text:style-name="P50">Entrada</text:p>
            </table:table-cell>
            <table:table-cell table:style-name="TableCell51">
              <text:p text:style-name="P52">Saída</text:p>
            </table:table-cell>
          </table:table-row>
        </table:table-header-rows>
        <table:table-row table:style-name="TableRow53">
          <table:table-cell table:style-name="TableCell54">
            <text:p text:style-name="P55">2<text:line-break/>26/08/1914<text:line-break/>20/09/1942</text:p>
          </table:table-cell>
          <table:table-cell table:style-name="TableCell56">
            <text:p text:style-name="P57">26 de agosto de 1914<text:line-break/>20 de setembro de 1942</text:p>
          </table:table-cell>
        </table:table-row>
        <table:table-row table:style-name="TableRow58">
          <table:table-cell table:style-name="TableCell59">
            <text:p text:style-name="P60">2<text:line-break/>01/03/2020<text:line-break/>31/04/2012</text:p>
          </table:table-cell>
          <table:table-cell table:style-name="TableCell61">
            <text:p text:style-name="P62">01 de marco de 2020<text:line-break/>DATA INVALIDA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oliveira dias</dc:creator>
    <meta:creation-date>2017-10-20T23:40:00Z</meta:creation-date>
    <dc:date>2021-07-17T20:23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41" meta:character-count="950" meta:row-count="6" meta:non-whitespace-character-count="810"/>
  </office:meta>
</office:document-meta>
</file>